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J62" table:end-x="0.201cm" table:end-y="0.451cm" draw:z-index="0" draw:style-name="gr1" svg:width="19cm" svg:height="28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676">
            <text:p>46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01cm" fo:margin-bottom="0.101cm" fo:margin-left="0.101cm" fo:margin-right="0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22:2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22:29:17.51</dc:date>
    <dc:creator>Ben Meadows</dc:creator>
    <meta:document-statistic meta:table-count="1" meta:cell-count="164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28.001cm" xlink:href=".." chart:class="chart:line" chart:style-name="ch1">
        <chart:legend chart:legend-position="end" svg:x="15.193cm" svg:y="13.265cm" chart:style-name="ch2"/>
        <chart:plot-area chart:style-name="ch3" table:cell-range-address="Sheet1.A1:Sheet1.D41" chart:data-source-has-labels="both" svg:x="0.559cm" svg:y="0.56cm" svg:width="14.255cm" svg:height="25.962cm">
          <chart:axis chart:dimension="x" chart:name="primary-x" chart:style-name="ch4">
            <chart:title svg:x="7.245cm" svg:y="26.48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13.53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3">
                <text:p text:id="Sheet1.B2:Sheet1.B41">43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4676">
                <text:p text:id="Sheet1.D2:Sheet1.D41">4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